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144780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144780" officeooo:paragraph-rsid="00144780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17c64d" officeooo:paragraph-rsid="0017c64d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184bfb" officeooo:paragraph-rsid="00184bfb"/>
    </style:style>
    <style:style style:name="P5" style:family="paragraph" style:parent-style-name="Standard">
      <style:paragraph-properties fo:text-align="start" style:justify-single-word="false"/>
      <style:text-properties style:font-name="Arial" officeooo:rsid="001b77c6" officeooo:paragraph-rsid="001b77c6"/>
    </style:style>
    <style:style style:name="P6" style:family="paragraph" style:parent-style-name="Standard">
      <style:paragraph-properties fo:text-align="start" style:justify-single-word="false"/>
      <style:text-properties style:font-name="Arial" officeooo:rsid="001c6106" officeooo:paragraph-rsid="001c6106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1ed358" officeooo:paragraph-rsid="001ed358"/>
    </style:style>
    <style:style style:name="P8" style:family="paragraph" style:parent-style-name="Standard">
      <style:paragraph-properties fo:text-align="start" style:justify-single-word="false"/>
      <style:text-properties style:font-name="Arial" fo:font-weight="bold" officeooo:rsid="00144780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officeooo:rsid="00217cf4" officeooo:paragraph-rsid="00217cf4"/>
    </style:style>
    <style:style style:name="P10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Arial" officeooo:rsid="00144780" officeooo:paragraph-rsid="00144780"/>
    </style:style>
    <style:style style:name="P11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Arial" officeooo:rsid="001c6106" officeooo:paragraph-rsid="001c6106"/>
    </style:style>
    <style:style style:name="T1" style:family="text">
      <style:text-properties officeooo:rsid="001c52db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">Aluno:</text:span> Luiz Eduardo Barros Coelho</text:p>
      <text:p text:style-name="P9"><text:span text:style-name="T2">Matrícula:</text:span> 20191014040039</text:p>
      <text:p text:style-name="P1"/>
      <text:p text:style-name="P8">Exercício – Aula 02</text:p>
      <text:p text:style-name="P1"/>
      <text:p text:style-name="P2">1. </text:p>
      <text:p text:style-name="P2"/>
      <text:p text:style-name="P2">#include &lt;stdio.h&gt;</text:p>
      <text:p text:style-name="P2"/>
      <text:p text:style-name="P2">int main(int argv, char ** argc){</text:p>
      <text:p text:style-name="P2"><text:s text:c="2"/>float a, b;</text:p>
      <text:p text:style-name="P2"><text:s text:c="2"/>scanf("%f %f", &amp;a, &amp;b);</text:p>
      <text:p text:style-name="P2"><text:s text:c="2"/>if(a!=b){</text:p>
      <text:p text:style-name="P2"><text:s text:c="4"/>printf("%1.f", a&gt;b?a:b);</text:p>
      <text:p text:style-name="P2"><text:s text:c="2"/>}else{</text:p>
      <text:p text:style-name="P2"><text:s text:c="4"/>printf("Números iguais\n");</text:p>
      <text:p text:style-name="P2"><text:s text:c="2"/>}</text:p>
      <text:p text:style-name="P2"><text:s text:c="2"/>return 0;</text:p>
      <text:p text:style-name="P2">}</text:p>
      <text:p text:style-name="P2"/>
      <text:p text:style-name="P2">2.</text:p>
      <text:p text:style-name="P2">#include &lt;stdio.h&gt;</text:p>
      <text:p text:style-name="P2"/>
      <text:p text:style-name="P2">int main(int argv, char ** argc){</text:p>
      <text:p text:style-name="P2"><text:s text:c="2"/>int a, b;</text:p>
      <text:p text:style-name="P2"><text:s text:c="2"/>scanf("%d %d", &amp;a, &amp;b);</text:p>
      <text:p text:style-name="P2"><text:s text:c="2"/>if(b!=0){</text:p>
      <text:p text:style-name="P2"><text:s text:c="4"/>printf("%d\n", a/b);</text:p>
      <text:p text:style-name="P2"><text:s text:c="2"/>}else{</text:p>
      <text:p text:style-name="P2"><text:s text:c="4"/>printf("Divisão por zero\n");</text:p>
      <text:p text:style-name="P2"><text:s text:c="2"/>}</text:p>
      <text:p text:style-name="P2"><text:s text:c="2"/>return 0;</text:p>
      <text:p text:style-name="P2">}</text:p>
      <text:p text:style-name="P10"/>
      <text:p text:style-name="P2"/>
      <text:p text:style-name="P2">#include &lt;stdio.h&gt;</text:p>
      <text:p text:style-name="P2"/>
      <text:p text:style-name="P2">int main(int argv, char ** argc){</text:p>
      <text:p text:style-name="P2"><text:s text:c="2"/>int a, b, c;</text:p>
      <text:p text:style-name="P2"><text:s text:c="2"/>char x[100];</text:p>
      <text:p text:style-name="P2"><text:s text:c="2"/>scanf("%d %d", &amp;a, &amp;b);</text:p>
      <text:p text:style-name="P2"><text:s text:c="2"/>if(b!=0){</text:p>
      <text:p text:style-name="P2"><text:s text:c="4"/>c = a/b;</text:p>
      <text:p text:style-name="P2"><text:s text:c="2"/>}</text:p>
      <text:p text:style-name="P2"><text:s text:c="2"/>sprintf(x,"%d",c); /** <text:span text:style-name="T1">Absorve o valor de uma variável inteira tornando ela um Char(string)</text:span> **/</text:p>
      <text:p text:style-name="P2"><text:s text:c="2"/>printf("%s", b!=0? x:"Divisao por zero\n");</text:p>
      <text:p text:style-name="P2"><text:s text:c="2"/>return 0;</text:p>
      <text:p text:style-name="P2">}</text:p>
      <text:p text:style-name="P2"/>
      <text:p text:style-name="P2">3.</text:p>
      <text:p text:style-name="P2">#include &lt;stdio.h&gt;</text:p>
      <text:p text:style-name="P2"><text:soft-page-break/></text:p>
      <text:p text:style-name="P2">int main(int argv, char ** argc){</text:p>
      <text:p text:style-name="P2"><text:s text:c="2"/>int a, b, c, d, i=0, somapos=0, somaneg=0;</text:p>
      <text:p text:style-name="P2"><text:s text:c="2"/>scanf("%d %d %d %d", &amp;a, &amp;b, &amp;c, &amp;d);</text:p>
      <text:p text:style-name="P2"><text:s text:c="2"/>if(a%2==0){</text:p>
      <text:p text:style-name="P2"><text:s text:c="4"/>somapos=somapos+a;</text:p>
      <text:p text:style-name="P2"><text:s text:c="2"/>}else{</text:p>
      <text:p text:style-name="P2"><text:s text:c="4"/>somaneg=somaneg+a;</text:p>
      <text:p text:style-name="P2"><text:s text:c="2"/>}</text:p>
      <text:p text:style-name="P2"><text:s text:c="2"/>if(b%2==0){</text:p>
      <text:p text:style-name="P2"><text:s text:c="4"/>somapos=somapos+b;</text:p>
      <text:p text:style-name="P2"><text:s text:c="2"/>}else{</text:p>
      <text:p text:style-name="P2"><text:s text:c="4"/>somaneg=somaneg+b;</text:p>
      <text:p text:style-name="P2"><text:s text:c="2"/>}</text:p>
      <text:p text:style-name="P2"><text:s text:c="2"/>if(c%2==0){</text:p>
      <text:p text:style-name="P2"><text:s text:c="4"/>somapos=somapos+c;</text:p>
      <text:p text:style-name="P2"><text:s text:c="2"/>}else{</text:p>
      <text:p text:style-name="P2"><text:s text:c="4"/>somaneg=somaneg+c;</text:p>
      <text:p text:style-name="P2"><text:s text:c="2"/>}</text:p>
      <text:p text:style-name="P2"><text:s text:c="2"/>if(d%2==0){</text:p>
      <text:p text:style-name="P2"><text:s text:c="4"/>somapos=somapos+d;</text:p>
      <text:p text:style-name="P2"><text:s text:c="2"/>}else{</text:p>
      <text:p text:style-name="P2"><text:s text:c="4"/>somaneg=somaneg+d;</text:p>
      <text:p text:style-name="P2"><text:s text:c="2"/>}</text:p>
      <text:p text:style-name="P2"><text:s text:c="2"/>printf("A soma dos números pares é: %d\n", somapos);</text:p>
      <text:p text:style-name="P2"><text:s text:c="2"/>printf("A soma dos números ímpares é: %d\n", somaneg);</text:p>
      <text:p text:style-name="P2"><text:s text:c="2"/>return 0;</text:p>
      <text:p text:style-name="P2">}</text:p>
      <text:p text:style-name="P2"/>
      <text:p text:style-name="P3">4.</text:p>
      <text:p text:style-name="P3">#include &lt;stdio.h&gt;</text:p>
      <text:p text:style-name="P3"/>
      <text:p text:style-name="P3">int raiz(int a){</text:p>
      <text:p text:style-name="P3"><text:s text:c="2"/>int cont=1;</text:p>
      <text:p text:style-name="P3"><text:s text:c="2"/>while(cont!=(a/2)){</text:p>
      <text:p text:style-name="P3"><text:s text:c="6"/>if(cont*cont==a){</text:p>
      <text:p text:style-name="P3"><text:s text:c="8"/>break;</text:p>
      <text:p text:style-name="P3"><text:s text:c="6"/>}</text:p>
      <text:p text:style-name="P3"><text:s text:c="6"/>cont++;</text:p>
      <text:p text:style-name="P3"><text:s text:c="2"/>}</text:p>
      <text:p text:style-name="P3"><text:s text:c="2"/>return cont;</text:p>
      <text:p text:style-name="P3">}</text:p>
      <text:p text:style-name="P3"/>
      <text:p text:style-name="P3">int delta(int a, int b, int c){</text:p>
      <text:p text:style-name="P3"><text:s text:c="2"/>int p1, p2;</text:p>
      <text:p text:style-name="P3"><text:s text:c="2"/>p1 = b*b;</text:p>
      <text:p text:style-name="P3"><text:s text:c="2"/>p2 = 4*a*c;</text:p>
      <text:p text:style-name="P3"><text:s text:c="2"/>return (p1-p2);</text:p>
      <text:p text:style-name="P3">}</text:p>
      <text:p text:style-name="P3"/>
      <text:p text:style-name="P3">int x0(int a, int b, int c){</text:p>
      <text:p text:style-name="P3"><text:s text:c="2"/>int x0;</text:p>
      <text:p text:style-name="P3"><text:soft-page-break/><text:s text:c="2"/>x0 = (-1*b)/(2*a);</text:p>
      <text:p text:style-name="P3"><text:s text:c="2"/>return x0;</text:p>
      <text:p text:style-name="P3">}</text:p>
      <text:p text:style-name="P3"/>
      <text:p text:style-name="P3">int x1(int a, int b, int c){</text:p>
      <text:p text:style-name="P3"><text:s text:c="2"/>int x1;</text:p>
      <text:p text:style-name="P3"><text:s text:c="2"/>x1 = ((-1*b) + raiz(delta(a,b,c)))/(2*a);</text:p>
      <text:p text:style-name="P3"><text:s text:c="2"/>return x1;</text:p>
      <text:p text:style-name="P3">}</text:p>
      <text:p text:style-name="P3"/>
      <text:p text:style-name="P3">int x2(int a, int b, int c){</text:p>
      <text:p text:style-name="P3"><text:s text:c="2"/>int x2;</text:p>
      <text:p text:style-name="P3"><text:s text:c="2"/>x2 = ((-1*b) - raiz(delta(a,b,c)))/(2*a);</text:p>
      <text:p text:style-name="P3"><text:s text:c="2"/>return x2;</text:p>
      <text:p text:style-name="P3">}</text:p>
      <text:p text:style-name="P3"/>
      <text:p text:style-name="P3">int main(int argv, char ** argc){</text:p>
      <text:p text:style-name="P3"><text:s text:c="2"/>int a, b, c;</text:p>
      <text:p text:style-name="P3"><text:s text:c="2"/>scanf("%d %d %d", &amp;a, &amp;b, &amp;c);</text:p>
      <text:p text:style-name="P3"><text:s text:c="2"/>if(delta(a,b,c)==0){</text:p>
      <text:p text:style-name="P3"><text:s text:c="4"/>printf("A equação possue uma unica raiz real\n");</text:p>
      <text:p text:style-name="P3"><text:s text:c="4"/>printf("x = %d\n", x0(a,b,c));</text:p>
      <text:p text:style-name="P3"/>
      <text:p text:style-name="P3"><text:s text:c="2"/>}else if(delta(a,b,c)&gt;0){</text:p>
      <text:p text:style-name="P3"><text:s text:c="4"/>printf("A equação possue duas raizes reais e distintas\n");</text:p>
      <text:p text:style-name="P3"><text:s text:c="4"/>printf("x1 = %d ; x2 = %d", x1(a,b,c), x2(a,b,c));</text:p>
      <text:p text:style-name="P3"/>
      <text:p text:style-name="P3"><text:s text:c="2"/>}else if(delta(a,b,c)&lt;0){</text:p>
      <text:p text:style-name="P3"><text:s text:c="4"/>printf("A equação nao possue nenhuma raiz real\n");</text:p>
      <text:p text:style-name="P3"><text:s text:c="2"/>}</text:p>
      <text:p text:style-name="P3"/>
      <text:p text:style-name="P3"><text:s text:c="2"/>return 0;</text:p>
      <text:p text:style-name="P3">}</text:p>
      <text:p text:style-name="P3"/>
      <text:p text:style-name="P4">5.</text:p>
      <text:p text:style-name="P4">#include &lt;stdio.h&gt;</text:p>
      <text:p text:style-name="P4"/>
      <text:p text:style-name="P4">int main(int argc, char ** argv){</text:p>
      <text:p text:style-name="P4"><text:s text:c="2"/>char x[5];</text:p>
      <text:p text:style-name="P4"><text:s text:c="2"/>int a,b,c;</text:p>
      <text:p text:style-name="P4"><text:s text:c="2"/>scanf("%d %d %d", &amp;a, &amp;b, &amp;c);</text:p>
      <text:p text:style-name="P4"><text:s text:c="2"/>if(a==b &amp;&amp; b==c &amp;&amp; a==c){</text:p>
      <text:p text:style-name="P4"><text:s text:c="4"/>printf("Triângulo equilátero\n");</text:p>
      <text:p text:style-name="P4"><text:s text:c="2"/>}else if(a==b &amp;&amp; c!=a &amp;&amp; c!=b){</text:p>
      <text:p text:style-name="P4"><text:s text:c="4"/>printf("Triângulo isósceles\n");</text:p>
      <text:p text:style-name="P4"><text:s text:c="2"/>}else if(a!=b &amp;&amp; b!=c &amp;&amp; a!=c){</text:p>
      <text:p text:style-name="P4"><text:s text:c="4"/>printf("Triângulo escaleno\n");</text:p>
      <text:p text:style-name="P4"><text:s text:c="2"/>}else{</text:p>
      <text:p text:style-name="P4"><text:s text:c="4"/>printf("Não é um triângulo\n");</text:p>
      <text:p text:style-name="P4"><text:s text:c="2"/>}</text:p>
      <text:p text:style-name="P4"><text:s text:c="2"/>return 0;</text:p>
      <text:p text:style-name="P4">}</text:p>
      <text:p text:style-name="P4"><text:soft-page-break/></text:p>
      <text:p text:style-name="P5">6.</text:p>
      <text:p text:style-name="P5">#include &lt;stdio.h&gt;</text:p>
      <text:p text:style-name="P5"/>
      <text:p text:style-name="P5">int main(int argv, char ** argc){</text:p>
      <text:p text:style-name="P5"><text:s text:c="2"/>int a, b, c;</text:p>
      <text:p text:style-name="P5"><text:s text:c="2"/>scanf("%d %d %d", &amp;a, &amp;b, &amp;c);</text:p>
      <text:p text:style-name="P5"/>
      <text:p text:style-name="P5"><text:s text:c="2"/>if(a&gt;b &amp;&amp; a&gt;c){</text:p>
      <text:p text:style-name="P5"><text:s text:c="4"/>if(b&gt;c){</text:p>
      <text:p text:style-name="P5"><text:s text:c="6"/>printf("%d\n%d\n%d\n", c, b, a);</text:p>
      <text:p text:style-name="P5"><text:s text:c="4"/>}else if(c&gt;b){</text:p>
      <text:p text:style-name="P5"><text:s text:c="6"/>printf("%d\n%d\n%d\n", b, c, a);</text:p>
      <text:p text:style-name="P5"><text:s text:c="4"/>}</text:p>
      <text:p text:style-name="P5"><text:s text:c="2"/>}else if(b&gt;a &amp;&amp; b&gt;c){</text:p>
      <text:p text:style-name="P5"><text:s text:c="4"/>if(a&gt;c){</text:p>
      <text:p text:style-name="P5"><text:s text:c="6"/>printf("%d\n%d\n%d\n", c, a, b);</text:p>
      <text:p text:style-name="P5"><text:s text:c="4"/>}else if(c&gt;a){</text:p>
      <text:p text:style-name="P5"><text:s text:c="6"/>printf("%d\n%d\n%d\n", a, c, b);</text:p>
      <text:p text:style-name="P5"><text:s text:c="4"/>}</text:p>
      <text:p text:style-name="P5"><text:s text:c="2"/>}else if(c&gt;a &amp;&amp; c&gt;b){</text:p>
      <text:p text:style-name="P5"><text:s text:c="4"/>if(a&gt;b){</text:p>
      <text:p text:style-name="P5"><text:s text:c="6"/>printf("%d\n%d\n%d\n", b, a, c);</text:p>
      <text:p text:style-name="P5"><text:s text:c="4"/>}else if(b&gt;a){</text:p>
      <text:p text:style-name="P5"><text:s text:c="6"/>printf("%d\n%d\n%d\n", a, b, c);</text:p>
      <text:p text:style-name="P5"><text:s text:c="4"/>}</text:p>
      <text:p text:style-name="P5"><text:s text:c="2"/>}</text:p>
      <text:p text:style-name="P5"><text:s text:c="2"/>return 0;</text:p>
      <text:p text:style-name="P5">}</text:p>
      <text:p text:style-name="P5"/>
      <text:p text:style-name="P6">7.</text:p>
      <text:p text:style-name="P6">#include &lt;stdio.h&gt;</text:p>
      <text:p text:style-name="P6"/>
      <text:p text:style-name="P6">int main(int argv, char ** argc){</text:p>
      <text:p text:style-name="P6"><text:s text:c="2"/>char placa[8];</text:p>
      <text:p text:style-name="P6"><text:s text:c="2"/>scanf("%s", placa);</text:p>
      <text:p text:style-name="P6"><text:s text:c="2"/>if(placa[6]=='1'){</text:p>
      <text:p text:style-name="P6"><text:s text:c="4"/>printf("Janeiro\n")</text:p>
      <text:p text:style-name="P6"><text:s text:c="2"/>}else if(placa[6]=='2'){</text:p>
      <text:p text:style-name="P6"><text:s text:c="4"/>printf("Fevereiro\n")</text:p>
      <text:p text:style-name="P6"><text:s text:c="2"/>}else if(placa[6]=='3'){</text:p>
      <text:p text:style-name="P6"><text:s text:c="4"/>printf("Março\n")</text:p>
      <text:p text:style-name="P6"><text:s text:c="2"/>}else if(placa[6]=='4'){</text:p>
      <text:p text:style-name="P6"><text:s text:c="4"/>printf("Abril\n")</text:p>
      <text:p text:style-name="P6"><text:s text:c="2"/>}else if(placa[6]=='5'){</text:p>
      <text:p text:style-name="P6"><text:s text:c="4"/>printf("Maio\n")</text:p>
      <text:p text:style-name="P6"><text:s text:c="2"/>}else if(placa[6]=='6'){</text:p>
      <text:p text:style-name="P6"><text:s text:c="4"/>printf("Junho\n")</text:p>
      <text:p text:style-name="P6"><text:s text:c="2"/>}else if(placa[6]=='7'){</text:p>
      <text:p text:style-name="P6"><text:s text:c="4"/>printf("Julho\n")</text:p>
      <text:p text:style-name="P6"><text:s text:c="2"/>}else if(placa[6]=='8'){</text:p>
      <text:p text:style-name="P6"><text:s text:c="4"/>printf("Agosto\n")</text:p>
      <text:p text:style-name="P6"><text:soft-page-break/><text:s text:c="2"/>}else if(placa[6]=='9'){</text:p>
      <text:p text:style-name="P6"><text:s text:c="4"/>printf("Setembro\n")</text:p>
      <text:p text:style-name="P6"><text:s text:c="2"/>}else if(placa[6]=='0'){</text:p>
      <text:p text:style-name="P6"><text:s text:c="4"/>printf("Outubro\n")</text:p>
      <text:p text:style-name="P6"><text:s text:c="2"/>}</text:p>
      <text:p text:style-name="P6"><text:s text:c="2"/>return 0;</text:p>
      <text:p text:style-name="P6">}</text:p>
      <text:p text:style-name="P11"/>
      <text:p text:style-name="P6"/>
      <text:p text:style-name="P6">#include &lt;stdio.h&gt;</text:p>
      <text:p text:style-name="P6"/>
      <text:p text:style-name="P6">int main(int argv, char ** argc){</text:p>
      <text:p text:style-name="P6"><text:s text:c="2"/>int a;</text:p>
      <text:p text:style-name="P6"><text:s text:c="2"/>scanf("%d", &amp;a);</text:p>
      <text:p text:style-name="P6"><text:s text:c="2"/>if(a==1){</text:p>
      <text:p text:style-name="P6"><text:s text:c="4"/>printf("Janeiro\n");</text:p>
      <text:p text:style-name="P6"><text:s text:c="2"/>}else if(a==2){</text:p>
      <text:p text:style-name="P6"><text:s text:c="4"/>printf("Fevereiro\n");</text:p>
      <text:p text:style-name="P6"><text:s text:c="2"/>}else if(a==3){</text:p>
      <text:p text:style-name="P6"><text:s text:c="4"/>printf("Março\n");</text:p>
      <text:p text:style-name="P6"><text:s text:c="2"/>}else if(a==4){</text:p>
      <text:p text:style-name="P6"><text:s text:c="4"/>printf("Abril\n");</text:p>
      <text:p text:style-name="P6"><text:s text:c="2"/>}else if(a==5){</text:p>
      <text:p text:style-name="P6"><text:s text:c="4"/>printf("Maio\n");</text:p>
      <text:p text:style-name="P6"><text:s text:c="2"/>}else if(a==6){</text:p>
      <text:p text:style-name="P6"><text:s text:c="4"/>printf("Junho\n");</text:p>
      <text:p text:style-name="P6"><text:s text:c="2"/>}else if(a==7){</text:p>
      <text:p text:style-name="P6"><text:s text:c="4"/>printf("Julho\n");</text:p>
      <text:p text:style-name="P6"><text:s text:c="2"/>}else if(a==8){</text:p>
      <text:p text:style-name="P6"><text:s text:c="4"/>printf("Agosto\n");</text:p>
      <text:p text:style-name="P6"><text:s text:c="2"/>}else if(a==9){</text:p>
      <text:p text:style-name="P6"><text:s text:c="4"/>printf("Setembro\n");</text:p>
      <text:p text:style-name="P6"><text:s text:c="2"/>}else if(a==0){</text:p>
      <text:p text:style-name="P6"><text:s text:c="4"/>printf("Outubro\n");</text:p>
      <text:p text:style-name="P6"><text:s text:c="2"/>}</text:p>
      <text:p text:style-name="P6"><text:s text:c="2"/>return 0;</text:p>
      <text:p text:style-name="P6">}</text:p>
      <text:p text:style-name="P6"/>
      <text:p text:style-name="P7">8.</text:p>
      <text:p text:style-name="P7">#include &lt;stdio.h&gt;</text:p>
      <text:p text:style-name="P7"/>
      <text:p text:style-name="P7">int main(int argv, char ** argc){</text:p>
      <text:p text:style-name="P7"><text:s text:c="2"/>int a;</text:p>
      <text:p text:style-name="P7"><text:s text:c="2"/>scanf("%d", &amp;a);</text:p>
      <text:p text:style-name="P7"><text:s text:c="2"/>if(a==1 || a==2 || a==3){</text:p>
      <text:p text:style-name="P7"><text:s text:c="4"/>printf("Primeiro trimestre\n");</text:p>
      <text:p text:style-name="P7"><text:s text:c="2"/>}else if(a==4 || a==5 || a==6){</text:p>
      <text:p text:style-name="P7"><text:s text:c="4"/>printf("Segundo trimestre\n");</text:p>
      <text:p text:style-name="P7"><text:s text:c="2"/>}else if(a==6 || a==7 || a==8){</text:p>
      <text:p text:style-name="P7"><text:s text:c="4"/>printf("Terceiro trimestre\n");</text:p>
      <text:p text:style-name="P7"><text:s text:c="2"/>}else if(a==10 || a==11 || a==12){</text:p>
      <text:p text:style-name="P7"><text:s text:c="4"/>printf("Quarto semestre\n");</text:p>
      <text:p text:style-name="P7"><text:soft-page-break/><text:s text:c="2"/>}</text:p>
      <text:p text:style-name="P7"><text:s text:c="2"/>return 0;</text:p>
      <text:p text:style-name="P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3:29:33.102000000</meta:creation-date>
    <dc:date>2020-02-16T00:29:04.840000000</dc:date>
    <meta:editing-duration>PT28M2S</meta:editing-duration>
    <meta:editing-cycles>6</meta:editing-cycles>
    <meta:generator>LibreOffice/6.2.3.2$Windows_X86_64 LibreOffice_project/aecc05fe267cc68dde00352a451aa867b3b546ac</meta:generator>
    <meta:document-statistic meta:table-count="0" meta:image-count="0" meta:object-count="0" meta:page-count="6" meta:paragraph-count="229" meta:word-count="577" meta:character-count="4476" meta:non-whitespace-character-count="3618"/>
  </office:meta>
</office:document-meta>
</file>